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releases.linaro.org/components/toolchain/binaries/6.2-2016.11/arm-linux-gnueabihf/" office:target-frame-name="_top" xlink:show="replace"><text:span text:style-name="超链接">http://releases.linaro.org/components/toolchain/binaries/6.2-2016.11/arm-linux-gnueabihf/</text:span></text:a></text:p>
      <text:p text:style-name="Standard"/>
      <text:p text:style-name="Standard"/>
      <text:p text:style-name="Standard">https://gfw.center/us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超链接" style:display-name="超链接" style:family="text" style:parent-style-name="默认段落字体">
      <style:text-properties fo:color="#0563C1" style:text-underline-type="single" style:text-underline-style="solid" style:text-underline-width="auto" style:text-underline-mode="continuous"/>
    </style:style>
    <style:style style:name="未处理的提及" style:display-name="未处理的提及" style:family="text" style:parent-style-name="默认段落字体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nshen</dc:creator>
    <meta:creation-date>2020-07-16T20:25:00Z</meta:creation-date>
    <dc:date>2020-07-16T15:10:00Z</dc:date>
    <meta:template xlink:href="Normal" xlink:type="simple"/>
    <meta:editing-cycles>2</meta:editing-cycles>
    <meta:editing-duration>PT0S</meta:editing-duration>
    <meta:document-statistic meta:page-count="1" meta:paragraph-count="1" meta:word-count="33" meta:character-count="221" meta:row-count="1" meta:non-whitespace-character-count="189"/>
  </office:meta>
</office:document-meta>
</file>